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Prospectos Frutos se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hocevar</meta:initial-creator>
    <meta:creation-date>2024-12-03T13:23:55.16</meta:creation-date>
    <dc:date>2024-12-03T13:28:53.51</dc:date>
    <dc:creator>fernando hocevar</dc:creator>
    <meta:editing-duration>PT4M59S</meta:editing-duration>
    <meta:editing-cycles>3</meta:editing-cycles>
    <meta:generator>OpenOffice/4.1.15$Win32 OpenOffice.org_project/4115m2$Build-9813</meta:generator>
    <meta:printed-by>fernando hocevar</meta:printed-by>
    <meta:print-date>2024-12-03T13:26:49.34</meta:print-date>
    <meta:document-statistic meta:table-count="0" meta:image-count="0" meta:object-count="0" meta:page-count="1" meta:paragraph-count="1" meta:word-count="3" meta:character-count="23"/>
  </office:meta>
</office:document-meta>
</file>